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-dash="Ultrafine_20_Dashed" svg:stroke-color="#000000" draw:fill="solid" draw:fill-color="#ffffff" draw:textarea-horizontal-align="justify" draw:textarea-vertical-align="middle" draw:auto-grow-height="false"/>
    </style:style>
    <style:style style:name="gr6" style:family="graphic">
      <style:graphic-properties svg:stroke-color="#000000" draw:fill="solid" draw:fill-color="#ffffff" draw:textarea-horizontal-align="justify" draw:textarea-vertical-align="middle" draw:auto-grow-height="false"/>
    </style:style>
    <style:style style:name="gr7" style:family="graphic">
      <style:graphic-properties svg:stroke-color="#000000" draw:fill="none" draw:fill-color="#ffffff" draw:textarea-horizontal-align="justify" draw:textarea-vertical-align="middle" draw:auto-grow-height="false"/>
    </style:style>
    <style:style style:name="gr8" style:family="graphic">
      <style:graphic-properties draw:stroke="dash" draw:stroke-dash="Ultrafine_20_Dashed" svg:stroke-color="#000000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stroke-dash="Ultrafine_20_Dashed" svg:stroke-color="#000000" draw:fill="solid" draw:fill-color="#ffffff" draw:textarea-horizontal-align="justify" draw:textarea-vertical-align="middle" draw:auto-grow-height="false"/>
    </style:style>
    <style:style style:name="co1" style:family="table-column">
      <style:table-column-properties style:column-width="6.332cm" style:use-optimal-column-width="false"/>
    </style:style>
    <style:style style:name="co2" style:family="table-column">
      <style:table-column-properties style:column-width="6.334cm" style:use-optimal-column-width="false"/>
    </style:style>
    <style:style style:name="ro1" style:family="table-row">
      <style:table-row-properties style:row-height="1.143cm"/>
    </style:style>
    <style:style style:name="ce1" style:family="table-cell">
      <style:graphic-properties draw:fill="solid" draw:fill-color="#ffffff" style:repeat="repeat" fo:padding-top="0.1cm" fo:padding-bottom="0.1cm" fo:padding-left="0.1cm" fo:padding-right="0.1cm"/>
      <style:text-properties fo:font-size="18pt" style:font-size-asian="18pt" style:font-size-complex="18pt" style:font-weight-complex="normal"/>
    </style:style>
    <style:style style:name="ce2" style:family="table-cell">
      <style:graphic-properties draw:fill="solid" draw:fill-color="#ffffff" style:repeat="repeat" fo:padding-top="0.1cm" fo:padding-bottom="0.1cm" fo:padding-left="0.1cm" fo:padding-right="0.1cm"/>
    </style:style>
    <style:style style:name="ce3" style:family="table-cell">
      <style:graphic-properties draw:fill-color="#ffffff" style:repeat="repeat" fo:padding-top="0.1cm" fo:padding-bottom="0.1cm" fo:padding-left="0.1cm" fo:padding-right="0.1cm"/>
    </style:style>
    <style:style style:name="P1" style:family="paragraph">
      <style:text-properties fo:font-size="18pt" style:font-size-asian="18pt" style:font-size-complex="18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end"/>
      <style:text-properties fo:font-size="18pt"/>
    </style:style>
    <style:style style:name="P7" style:family="paragraph">
      <style:paragraph-properties fo:text-align="start"/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 1" draw:style-name="dp1" draw:master-page-name="Default">
        <draw:frame draw:style-name="standard" draw:layer="layout" svg:width="18.999cm" svg:height="1.142cm" svg:x="1cm" svg:y="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>
                <text:p text:style-name="P1">Daniel Noyes</text:p>
              </table:table-cell>
              <table:table-cell table:style-name="ce2">
                <text:p text:style-name="P2">Bonus Lab00</text:p>
              </table:table-cell>
              <table:table-cell table:style-name="ce3">
                <text:p text:style-name="P3">Page <text:page-number>&lt;number&gt;</text:page-number>/<text:page-count>2</text:page-count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2.54cm" svg:height="1.27cm" svg:x="2.27cm" svg:y="3.54cm">
          <text:p text:style-name="P4">6 Forks: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51cm" svg:height="11.43cm" svg:x="2.27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0.985cm" svg:height="0.985cm" svg:x="15.078cm" svg:y="10.017cm">
          <text:p text:style-name="P2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" draw:id="id2" draw:layer="layout" svg:width="0.985cm" svg:height="0.985cm" svg:x="13.846cm" svg:y="11.249cm">
          <text:p text:style-name="P2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" draw:id="id3" draw:layer="layout" svg:width="0.985cm" svg:height="0.985cm" svg:x="16.309cm" svg:y="11.249cm">
          <text:p text:style-name="P2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5.222cm" svg:y1="10.858cm" svg:x2="14.687cm" svg:y2="11.393cm" draw:start-shape="id1" draw:start-glue-point="7" draw:end-shape="id2" draw:end-glue-point="11" svg:d="m15222 10858-535 535" svg:viewBox="0 0 536 536">
          <text:p/>
        </draw:connector>
        <draw:connector draw:style-name="gr3" draw:text-style-name="P2" draw:layer="layout" draw:type="line" svg:x1="15.919cm" svg:y1="10.858cm" svg:x2="16.453cm" svg:y2="11.393cm" draw:start-shape="id1" draw:start-glue-point="9" draw:end-shape="id3" draw:end-glue-point="5" svg:d="m15919 10858 534 535" svg:viewBox="0 0 535 536">
          <text:p/>
        </draw:connector>
        <draw:custom-shape draw:style-name="gr1" draw:text-style-name="P2" xml:id="id4" draw:id="id4" draw:layer="layout" svg:width="0.985cm" svg:height="0.985cm" svg:x="15.078cm" svg:y="11.864cm">
          <text:p text:style-name="P2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5.571cm" svg:y1="11.002cm" svg:x2="15.571cm" svg:y2="11.864cm" draw:start-shape="id1" draw:start-glue-point="8" draw:end-shape="id4" draw:end-glue-point="4" svg:d="m15571 11002v862" svg:viewBox="0 0 1 863">
          <text:p/>
        </draw:connector>
        <draw:custom-shape draw:style-name="gr1" draw:text-style-name="P2" xml:id="id6" draw:id="id6" draw:layer="layout" svg:width="0.985cm" svg:height="0.985cm" svg:x="13.846cm" svg:y="13.096cm">
          <text:p text:style-name="P2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7" draw:id="id7" draw:layer="layout" svg:width="0.985cm" svg:height="0.985cm" svg:x="16.309cm" svg:y="13.096cm">
          <text:p text:style-name="P2">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xml:id="id5" draw:id="id5" draw:layer="layout" svg:width="0.985cm" svg:height="0.985cm" svg:x="17.541cm" svg:y="12.48cm">
          <text:p text:style-name="P2">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7.15cm" svg:y1="12.09cm" svg:x2="17.685cm" svg:y2="12.624cm" draw:start-shape="id3" draw:start-glue-point="9" draw:end-shape="id5" draw:end-glue-point="5" svg:d="m17150 12090 535 534" svg:viewBox="0 0 536 535">
          <text:p/>
        </draw:connector>
        <draw:connector draw:style-name="gr3" draw:text-style-name="P2" draw:layer="layout" draw:type="line" svg:x1="15.222cm" svg:y1="12.705cm" svg:x2="14.687cm" svg:y2="13.24cm" draw:start-shape="id4" draw:start-glue-point="7" draw:end-shape="id6" draw:end-glue-point="11" svg:d="m15222 12705-535 535" svg:viewBox="0 0 536 536">
          <text:p/>
        </draw:connector>
        <draw:connector draw:style-name="gr3" draw:text-style-name="P2" draw:layer="layout" draw:type="line" svg:x1="15.919cm" svg:y1="12.705cm" svg:x2="16.453cm" svg:y2="13.24cm" draw:start-shape="id4" draw:start-glue-point="9" draw:end-shape="id7" draw:end-glue-point="5" svg:d="m15919 12705 534 535" svg:viewBox="0 0 535 536">
          <text:p/>
        </draw:connector>
        <draw:custom-shape draw:style-name="gr1" draw:text-style-name="P2" xml:id="id8" draw:id="id8" draw:layer="layout" svg:width="0.985cm" svg:height="0.985cm" svg:x="15.167cm" svg:y="4.937cm">
          <text:p text:style-name="P2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9" draw:id="id9" draw:layer="layout" svg:width="0.985cm" svg:height="0.985cm" svg:x="13.935cm" svg:y="6.169cm">
          <text:p text:style-name="P2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0" draw:id="id10" draw:layer="layout" svg:width="0.985cm" svg:height="0.985cm" svg:x="16.398cm" svg:y="6.169cm">
          <text:p text:style-name="P2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5.311cm" svg:y1="5.778cm" svg:x2="14.776cm" svg:y2="6.313cm" draw:start-shape="id8" draw:start-glue-point="7" draw:end-shape="id9" draw:end-glue-point="11" svg:d="m15311 5778-535 535" svg:viewBox="0 0 536 536">
          <text:p/>
        </draw:connector>
        <draw:connector draw:style-name="gr3" draw:text-style-name="P2" draw:layer="layout" draw:type="line" svg:x1="16.008cm" svg:y1="5.778cm" svg:x2="16.542cm" svg:y2="6.313cm" draw:start-shape="id8" draw:start-glue-point="9" draw:end-shape="id10" draw:end-glue-point="5" svg:d="m16008 5778 534 535" svg:viewBox="0 0 535 536">
          <text:p/>
        </draw:connector>
        <draw:custom-shape draw:style-name="gr1" draw:text-style-name="P2" xml:id="id11" draw:id="id11" draw:layer="layout" svg:width="0.985cm" svg:height="0.985cm" svg:x="15.167cm" svg:y="6.784cm">
          <text:p text:style-name="P2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5.66cm" svg:y1="5.922cm" svg:x2="15.66cm" svg:y2="6.784cm" draw:start-shape="id8" draw:start-glue-point="8" draw:end-shape="id11" draw:end-glue-point="4" svg:d="m15660 5922v862" svg:viewBox="0 0 1 863">
          <text:p/>
        </draw:connector>
        <draw:custom-shape draw:style-name="gr1" draw:text-style-name="P2" xml:id="id12" draw:id="id12" draw:layer="layout" svg:width="0.985cm" svg:height="0.985cm" svg:x="13.935cm" svg:y="8.016cm">
          <text:p text:style-name="P2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xml:id="id13" draw:id="id13" draw:layer="layout" svg:width="0.985cm" svg:height="0.985cm" svg:x="16.398cm" svg:y="8.016cm">
          <text:p text:style-name="P2">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5.311cm" svg:y1="7.625cm" svg:x2="14.776cm" svg:y2="8.16cm" draw:start-shape="id11" draw:start-glue-point="7" draw:end-shape="id12" draw:end-glue-point="11" svg:d="m15311 7625-535 535" svg:viewBox="0 0 536 536">
          <text:p/>
        </draw:connector>
        <draw:connector draw:style-name="gr3" draw:text-style-name="P2" draw:layer="layout" draw:type="line" svg:x1="16.008cm" svg:y1="7.625cm" svg:x2="16.542cm" svg:y2="8.16cm" draw:start-shape="id11" draw:start-glue-point="9" draw:end-shape="id13" draw:end-glue-point="5" svg:d="m16008 7625 534 535" svg:viewBox="0 0 535 536">
          <text:p/>
        </draw:connector>
        <draw:custom-shape draw:style-name="gr1" draw:text-style-name="P2" xml:id="id14" draw:id="id14" draw:layer="layout" svg:width="0.985cm" svg:height="0.985cm" svg:x="4.899cm" svg:y="10.017cm">
          <text:p text:style-name="P2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5" draw:id="id15" draw:layer="layout" svg:width="0.985cm" svg:height="0.985cm" svg:x="3.667cm" svg:y="11.249cm">
          <text:p text:style-name="P2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5.043cm" svg:y1="10.858cm" svg:x2="4.508cm" svg:y2="11.393cm" draw:start-shape="id14" draw:start-glue-point="7" draw:end-shape="id15" draw:end-glue-point="11" svg:d="m5043 10858-535 535" svg:viewBox="0 0 536 536">
          <text:p/>
        </draw:connector>
        <draw:custom-shape draw:style-name="gr4" draw:text-style-name="P2" xml:id="id16" draw:id="id16" draw:layer="layout" svg:width="0.985cm" svg:height="0.985cm" svg:x="4.899cm" svg:y="11.864cm">
          <text:p text:style-name="P2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5.392cm" svg:y1="11.002cm" svg:x2="5.392cm" svg:y2="11.864cm" draw:start-shape="id14" draw:start-glue-point="8" draw:end-shape="id16" draw:end-glue-point="4" svg:d="m5392 11002v862" svg:viewBox="0 0 1 863">
          <text:p/>
        </draw:connector>
        <draw:custom-shape draw:style-name="gr1" draw:text-style-name="P2" xml:id="id17" draw:id="id17" draw:layer="layout" svg:width="0.985cm" svg:height="0.985cm" svg:x="4.899cm" svg:y="4.937cm">
          <text:p text:style-name="P2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xml:id="id18" draw:id="id18" draw:layer="layout" svg:width="0.985cm" svg:height="0.985cm" svg:x="3.667cm" svg:y="6.169cm">
          <text:p text:style-name="P2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5.043cm" svg:y1="5.778cm" svg:x2="4.508cm" svg:y2="6.313cm" draw:start-shape="id17" draw:start-glue-point="7" draw:end-shape="id18" draw:end-glue-point="11" svg:d="m5043 5778-535 535" svg:viewBox="0 0 536 536">
          <text:p/>
        </draw:connector>
        <draw:custom-shape draw:style-name="gr1" draw:text-style-name="P2" xml:id="id19" draw:id="id19" draw:layer="layout" svg:width="0.985cm" svg:height="0.985cm" svg:x="9.998cm" svg:y="10.017cm">
          <text:p text:style-name="P2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0" draw:id="id20" draw:layer="layout" svg:width="0.985cm" svg:height="0.985cm" svg:x="8.766cm" svg:y="11.249cm">
          <text:p text:style-name="P2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1" draw:id="id21" draw:layer="layout" svg:width="0.985cm" svg:height="0.985cm" svg:x="11.229cm" svg:y="11.249cm">
          <text:p text:style-name="P2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0.142cm" svg:y1="10.858cm" svg:x2="9.607cm" svg:y2="11.393cm" draw:start-shape="id19" draw:start-glue-point="7" draw:end-shape="id20" draw:end-glue-point="11" svg:d="m10142 10858-535 535" svg:viewBox="0 0 536 536">
          <text:p/>
        </draw:connector>
        <draw:connector draw:style-name="gr3" draw:text-style-name="P2" draw:layer="layout" draw:type="line" svg:x1="10.839cm" svg:y1="10.858cm" svg:x2="11.373cm" svg:y2="11.393cm" draw:start-shape="id19" draw:start-glue-point="9" draw:end-shape="id21" draw:end-glue-point="5" svg:d="m10839 10858 534 535" svg:viewBox="0 0 535 536">
          <text:p/>
        </draw:connector>
        <draw:custom-shape draw:style-name="gr1" draw:text-style-name="P2" xml:id="id22" draw:id="id22" draw:layer="layout" svg:width="0.985cm" svg:height="0.985cm" svg:x="9.998cm" svg:y="11.864cm">
          <text:p text:style-name="P2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0.491cm" svg:y1="11.002cm" svg:x2="10.491cm" svg:y2="11.864cm" draw:start-shape="id19" draw:start-glue-point="8" draw:end-shape="id22" draw:end-glue-point="4" svg:d="m10491 11002v862" svg:viewBox="0 0 1 863">
          <text:p/>
        </draw:connector>
        <draw:custom-shape draw:style-name="gr4" draw:text-style-name="P2" xml:id="id23" draw:id="id23" draw:layer="layout" svg:width="0.985cm" svg:height="0.985cm" svg:x="8.766cm" svg:y="13.096cm">
          <text:p text:style-name="P2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0.142cm" svg:y1="12.705cm" svg:x2="9.607cm" svg:y2="13.24cm" draw:start-shape="id22" draw:start-glue-point="7" draw:end-shape="id23" draw:end-glue-point="11" svg:d="m10142 12705-535 535" svg:viewBox="0 0 536 536">
          <text:p/>
        </draw:connector>
        <draw:custom-shape draw:style-name="gr1" draw:text-style-name="P2" xml:id="id24" draw:id="id24" draw:layer="layout" svg:width="0.985cm" svg:height="0.985cm" svg:x="9.979cm" svg:y="4.937cm">
          <text:p text:style-name="P2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5" draw:id="id25" draw:layer="layout" svg:width="0.985cm" svg:height="0.985cm" svg:x="8.747cm" svg:y="6.169cm">
          <text:p text:style-name="P2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xml:id="id26" draw:id="id26" draw:layer="layout" svg:width="0.985cm" svg:height="0.985cm" svg:x="11.21cm" svg:y="6.169cm">
          <text:p text:style-name="P2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0.123cm" svg:y1="5.778cm" svg:x2="9.588cm" svg:y2="6.313cm" draw:start-shape="id24" draw:start-glue-point="7" draw:end-shape="id25" draw:end-glue-point="11" svg:d="m10123 5778-535 535" svg:viewBox="0 0 536 536">
          <text:p/>
        </draw:connector>
        <draw:connector draw:style-name="gr3" draw:text-style-name="P2" draw:layer="layout" draw:type="line" svg:x1="10.82cm" svg:y1="5.778cm" svg:x2="11.354cm" svg:y2="6.313cm" draw:start-shape="id24" draw:start-glue-point="9" draw:end-shape="id26" draw:end-glue-point="5" svg:d="m10820 5778 534 535" svg:viewBox="0 0 535 536">
          <text:p/>
        </draw:connector>
        <draw:custom-shape draw:style-name="gr5" draw:text-style-name="P2" xml:id="id27" draw:id="id27" draw:layer="layout" svg:width="0.985cm" svg:height="0.985cm" svg:x="9.979cm" svg:y="6.784cm">
          <text:p text:style-name="P2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0.472cm" svg:y1="5.922cm" svg:x2="10.472cm" svg:y2="6.784cm" draw:start-shape="id24" draw:start-glue-point="8" draw:end-shape="id27" draw:end-glue-point="4" svg:d="m10472 5922v862" svg:viewBox="0 0 1 863">
          <text:p/>
        </draw:connector>
        <draw:custom-shape draw:style-name="gr1" draw:text-style-name="P2" draw:layer="layout" svg:width="1.27cm" svg:height="1.27cm" svg:x="2.27cm" svg:y="4.81cm">
          <text:p text:style-name="P2">1.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2.27cm" svg:y="9.89cm">
          <text:p text:style-name="P2">2.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7.35cm" svg:y="4.81cm">
          <text:p text:style-name="P2">3.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2.43cm" svg:y="4.81cm">
          <text:p text:style-name="P2">5.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7.35cm" svg:y="9.89cm">
          <text:p text:style-name="P2">4.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2.43cm" svg:y="9.89cm">
          <text:p text:style-name="P2">6.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2.27cm" svg:y="16.24cm">
          <text:p text:style-name="P4">5 Forks: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51cm" svg:height="11.43cm" svg:x="2.27cm" svg:y="16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0.985cm" svg:height="0.985cm" svg:x="15.078cm" svg:y="17.637cm">
          <text:p text:style-name="P2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9" draw:id="id29" draw:layer="layout" svg:width="0.985cm" svg:height="0.985cm" svg:x="13.846cm" svg:y="18.869cm">
          <text:p text:style-name="P2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0" draw:id="id30" draw:layer="layout" svg:width="0.985cm" svg:height="0.985cm" svg:x="16.309cm" svg:y="18.869cm">
          <text:p text:style-name="P2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5.222cm" svg:y1="18.478cm" svg:x2="14.687cm" svg:y2="19.013cm" draw:start-shape="id28" draw:start-glue-point="7" draw:end-shape="id29" draw:end-glue-point="11" svg:d="m15222 18478-535 535" svg:viewBox="0 0 536 536">
          <text:p/>
        </draw:connector>
        <draw:connector draw:style-name="gr3" draw:text-style-name="P2" draw:layer="layout" draw:type="line" svg:x1="15.919cm" svg:y1="18.478cm" svg:x2="16.453cm" svg:y2="19.013cm" draw:start-shape="id28" draw:start-glue-point="9" draw:end-shape="id30" draw:end-glue-point="5" svg:d="m15919 18478 534 535" svg:viewBox="0 0 535 536">
          <text:p/>
        </draw:connector>
        <draw:custom-shape draw:style-name="gr1" draw:text-style-name="P2" xml:id="id31" draw:id="id31" draw:layer="layout" svg:width="0.985cm" svg:height="0.985cm" svg:x="15.078cm" svg:y="19.484cm">
          <text:p text:style-name="P2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5.571cm" svg:y1="18.622cm" svg:x2="15.571cm" svg:y2="19.484cm" draw:start-shape="id28" draw:start-glue-point="8" draw:end-shape="id31" draw:end-glue-point="4" svg:d="m15571 18622v862" svg:viewBox="0 0 1 863">
          <text:p/>
        </draw:connector>
        <draw:custom-shape draw:style-name="gr1" draw:text-style-name="P2" xml:id="id33" draw:id="id33" draw:layer="layout" svg:width="0.985cm" svg:height="0.985cm" svg:x="13.846cm" svg:y="20.716cm">
          <text:p text:style-name="P2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xml:id="id34" draw:id="id34" draw:layer="layout" svg:width="0.985cm" svg:height="0.985cm" svg:x="16.309cm" svg:y="20.716cm">
          <text:p text:style-name="P2">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xml:id="id32" draw:id="id32" draw:layer="layout" svg:width="0.985cm" svg:height="0.985cm" svg:x="17.541cm" svg:y="20.1cm">
          <text:p text:style-name="P2">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7.15cm" svg:y1="19.71cm" svg:x2="17.685cm" svg:y2="20.244cm" draw:start-shape="id30" draw:start-glue-point="9" draw:end-shape="id32" draw:end-glue-point="5" svg:d="m17150 19710 535 534" svg:viewBox="0 0 536 535">
          <text:p/>
        </draw:connector>
        <draw:connector draw:style-name="gr3" draw:text-style-name="P2" draw:layer="layout" draw:type="line" svg:x1="15.222cm" svg:y1="20.325cm" svg:x2="14.687cm" svg:y2="20.86cm" draw:start-shape="id31" draw:start-glue-point="7" draw:end-shape="id33" draw:end-glue-point="11" svg:d="m15222 20325-535 535" svg:viewBox="0 0 536 536">
          <text:p/>
        </draw:connector>
        <draw:connector draw:style-name="gr3" draw:text-style-name="P2" draw:layer="layout" draw:type="line" svg:x1="15.919cm" svg:y1="20.325cm" svg:x2="16.453cm" svg:y2="20.86cm" draw:start-shape="id31" draw:start-glue-point="9" draw:end-shape="id34" draw:end-glue-point="5" svg:d="m15919 20325 534 535" svg:viewBox="0 0 535 536">
          <text:p/>
        </draw:connector>
        <draw:custom-shape draw:style-name="gr1" draw:text-style-name="P2" xml:id="id35" draw:id="id35" draw:layer="layout" svg:width="0.985cm" svg:height="0.985cm" svg:x="10.087cm" svg:y="22.717cm">
          <text:p text:style-name="P2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6" draw:id="id36" draw:layer="layout" svg:width="0.985cm" svg:height="0.985cm" svg:x="8.855cm" svg:y="23.949cm">
          <text:p text:style-name="P2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7" draw:id="id37" draw:layer="layout" svg:width="0.985cm" svg:height="0.985cm" svg:x="11.318cm" svg:y="23.949cm">
          <text:p text:style-name="P2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0.231cm" svg:y1="23.558cm" svg:x2="9.696cm" svg:y2="24.093cm" draw:start-shape="id35" draw:start-glue-point="7" draw:end-shape="id36" draw:end-glue-point="11" svg:d="m10231 23558-535 535" svg:viewBox="0 0 536 536">
          <text:p/>
        </draw:connector>
        <draw:connector draw:style-name="gr3" draw:text-style-name="P2" draw:layer="layout" draw:type="line" svg:x1="10.928cm" svg:y1="23.558cm" svg:x2="11.462cm" svg:y2="24.093cm" draw:start-shape="id35" draw:start-glue-point="9" draw:end-shape="id37" draw:end-glue-point="5" svg:d="m10928 23558 534 535" svg:viewBox="0 0 535 536">
          <text:p/>
        </draw:connector>
        <draw:custom-shape draw:style-name="gr1" draw:text-style-name="P2" xml:id="id38" draw:id="id38" draw:layer="layout" svg:width="0.985cm" svg:height="0.985cm" svg:x="10.087cm" svg:y="24.564cm">
          <text:p text:style-name="P2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0.58cm" svg:y1="23.702cm" svg:x2="10.58cm" svg:y2="24.564cm" draw:start-shape="id35" draw:start-glue-point="8" draw:end-shape="id38" draw:end-glue-point="4" svg:d="m10580 23702v862" svg:viewBox="0 0 1 863">
          <text:p/>
        </draw:connector>
        <draw:custom-shape draw:style-name="gr4" draw:text-style-name="P2" xml:id="id39" draw:id="id39" draw:layer="layout" svg:width="0.985cm" svg:height="0.985cm" svg:x="8.855cm" svg:y="25.796cm">
          <text:p text:style-name="P2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0.231cm" svg:y1="25.405cm" svg:x2="9.696cm" svg:y2="25.94cm" draw:start-shape="id38" draw:start-glue-point="7" draw:end-shape="id39" draw:end-glue-point="11" svg:d="m10231 25405-535 535" svg:viewBox="0 0 536 536">
          <text:p/>
        </draw:connector>
        <draw:custom-shape draw:style-name="gr1" draw:text-style-name="P2" xml:id="id40" draw:id="id40" draw:layer="layout" svg:width="0.985cm" svg:height="0.985cm" svg:x="4.899cm" svg:y="22.717cm">
          <text:p text:style-name="P2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41" draw:id="id41" draw:layer="layout" svg:width="0.985cm" svg:height="0.985cm" svg:x="3.667cm" svg:y="23.949cm">
          <text:p text:style-name="P2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5.043cm" svg:y1="23.558cm" svg:x2="4.508cm" svg:y2="24.093cm" draw:start-shape="id40" draw:start-glue-point="7" draw:end-shape="id41" draw:end-glue-point="11" svg:d="m5043 23558-535 535" svg:viewBox="0 0 536 536">
          <text:p/>
        </draw:connector>
        <draw:custom-shape draw:style-name="gr4" draw:text-style-name="P2" xml:id="id42" draw:id="id42" draw:layer="layout" svg:width="0.985cm" svg:height="0.985cm" svg:x="4.899cm" svg:y="24.564cm">
          <text:p text:style-name="P2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5.392cm" svg:y1="23.702cm" svg:x2="5.392cm" svg:y2="24.564cm" draw:start-shape="id40" draw:start-glue-point="8" draw:end-shape="id42" draw:end-glue-point="4" svg:d="m5392 23702v862" svg:viewBox="0 0 1 863">
          <text:p/>
        </draw:connector>
        <draw:custom-shape draw:style-name="gr1" draw:text-style-name="P2" xml:id="id43" draw:id="id43" draw:layer="layout" svg:width="0.985cm" svg:height="0.985cm" svg:x="4.899cm" svg:y="17.637cm">
          <text:p text:style-name="P2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xml:id="id44" draw:id="id44" draw:layer="layout" svg:width="0.985cm" svg:height="0.985cm" svg:x="3.667cm" svg:y="18.869cm">
          <text:p text:style-name="P2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5.043cm" svg:y1="18.478cm" svg:x2="4.508cm" svg:y2="19.013cm" draw:start-shape="id43" draw:start-glue-point="7" draw:end-shape="id44" draw:end-glue-point="11" svg:d="m5043 18478-535 535" svg:viewBox="0 0 536 536">
          <text:p/>
        </draw:connector>
        <draw:custom-shape draw:style-name="gr1" draw:text-style-name="P2" xml:id="id45" draw:id="id45" draw:layer="layout" svg:width="0.985cm" svg:height="0.985cm" svg:x="9.979cm" svg:y="17.637cm">
          <text:p text:style-name="P2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46" draw:id="id46" draw:layer="layout" svg:width="0.985cm" svg:height="0.985cm" svg:x="8.747cm" svg:y="18.869cm">
          <text:p text:style-name="P2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xml:id="id47" draw:id="id47" draw:layer="layout" svg:width="0.985cm" svg:height="0.985cm" svg:x="11.21cm" svg:y="18.869cm">
          <text:p text:style-name="P2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0.123cm" svg:y1="18.478cm" svg:x2="9.588cm" svg:y2="19.013cm" draw:start-shape="id45" draw:start-glue-point="7" draw:end-shape="id46" draw:end-glue-point="11" svg:d="m10123 18478-535 535" svg:viewBox="0 0 536 536">
          <text:p/>
        </draw:connector>
        <draw:connector draw:style-name="gr3" draw:text-style-name="P2" draw:layer="layout" draw:type="line" svg:x1="10.82cm" svg:y1="18.478cm" svg:x2="11.354cm" svg:y2="19.013cm" draw:start-shape="id45" draw:start-glue-point="9" draw:end-shape="id47" draw:end-glue-point="5" svg:d="m10820 18478 534 535" svg:viewBox="0 0 535 536">
          <text:p/>
        </draw:connector>
        <draw:custom-shape draw:style-name="gr5" draw:text-style-name="P2" xml:id="id48" draw:id="id48" draw:layer="layout" svg:width="0.985cm" svg:height="0.985cm" svg:x="9.979cm" svg:y="19.484cm">
          <text:p text:style-name="P2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0.472cm" svg:y1="18.622cm" svg:x2="10.472cm" svg:y2="19.484cm" draw:start-shape="id45" draw:start-glue-point="8" draw:end-shape="id48" draw:end-glue-point="4" svg:d="m10472 18622v862" svg:viewBox="0 0 1 863">
          <text:p/>
        </draw:connector>
        <draw:custom-shape draw:style-name="gr1" draw:text-style-name="P2" draw:layer="layout" svg:width="1.27cm" svg:height="1.27cm" svg:x="2.27cm" svg:y="17.51cm">
          <text:p text:style-name="P2">1.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2.27cm" svg:y="22.59cm">
          <text:p text:style-name="P2">2.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7.35cm" svg:y="17.51cm">
          <text:p text:style-name="P2">3.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7.35cm" svg:y="22.59cm">
          <text:p text:style-name="P2">4.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2.43cm" svg:y="17.51cm">
          <text:p text:style-name="P2">5.)</text:p>
          <draw:enhanced-geometry svg:viewBox="0 0 21600 21600" draw:type="rectangle" draw:enhanced-path="M 0 0 L 21600 0 21600 21600 0 21600 0 0 Z N"/>
        </draw:custom-shape>
      </draw:page>
      <draw:page draw:name="page 2" draw:style-name="dp1" draw:master-page-name="Default">
        <draw:frame draw:style-name="standard" draw:layer="layout" svg:width="18.999cm" svg:height="1.142cm" svg:x="1cm" svg:y="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>
                <text:p text:style-name="P1">Daniel Noyes</text:p>
              </table:table-cell>
              <table:table-cell table:style-name="ce2">
                <text:p text:style-name="P5">Bonus Lab00</text:p>
              </table:table-cell>
              <table:table-cell table:style-name="ce3">
                <text:p text:style-name="P6">Page <text:page-number>&lt;number&gt;</text:page-number>/<text:page-count>2</text:page-count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6" draw:text-style-name="P7" draw:layer="Layout" svg:width="2.54cm" svg:height="1.27cm" svg:x="2.27cm" svg:y="3.54cm">
          <text:p text:style-name="P7">4 Forks: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6.51cm" svg:height="11.43cm" svg:x="2.27cm" svg:y="3.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4cm" svg:height="1.27cm" svg:x="2.27cm" svg:y="16.24cm">
          <text:p text:style-name="P7">3 Forks: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6.51cm" svg:height="11.43cm" svg:x="2.27cm" svg:y="16.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49" draw:id="id49" draw:layer="Layout" svg:width="0.985cm" svg:height="0.985cm" svg:x="15.078cm" svg:y="17.637cm">
          <text:p text:style-name="P5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xml:id="id50" draw:id="id50" draw:layer="Layout" svg:width="0.985cm" svg:height="0.985cm" svg:x="13.846cm" svg:y="18.869cm">
          <text:p text:style-name="P5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51" draw:id="id51" draw:layer="Layout" svg:width="0.985cm" svg:height="0.985cm" svg:x="16.309cm" svg:y="18.869cm">
          <text:p text:style-name="P5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5.222cm" svg:y1="18.478cm" svg:x2="14.687cm" svg:y2="19.013cm" draw:start-shape="id49" draw:start-glue-point="7" draw:end-shape="id50" draw:end-glue-point="11" svg:d="m15222 18478-535 535" svg:viewBox="0 0 536 536">
          <text:p/>
        </draw:connector>
        <draw:connector draw:style-name="gr3" draw:text-style-name="P2" draw:layer="layout" draw:type="line" svg:x1="15.919cm" svg:y1="18.478cm" svg:x2="16.453cm" svg:y2="19.013cm" draw:start-shape="id49" draw:start-glue-point="9" draw:end-shape="id51" draw:end-glue-point="5" svg:d="m15919 18478 534 535" svg:viewBox="0 0 535 536">
          <text:p/>
        </draw:connector>
        <draw:custom-shape draw:style-name="gr6" draw:text-style-name="P5" xml:id="id52" draw:id="id52" draw:layer="Layout" svg:width="0.985cm" svg:height="0.985cm" svg:x="15.078cm" svg:y="19.484cm">
          <text:p text:style-name="P5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5.571cm" svg:y1="18.622cm" svg:x2="15.571cm" svg:y2="19.484cm" draw:start-shape="id49" draw:start-glue-point="8" draw:end-shape="id52" draw:end-glue-point="4" svg:d="m15571 18622v862" svg:viewBox="0 0 1 863">
          <text:p/>
        </draw:connector>
        <draw:custom-shape draw:style-name="gr6" draw:text-style-name="P5" xml:id="id54" draw:id="id54" draw:layer="Layout" svg:width="0.985cm" svg:height="0.985cm" svg:x="13.846cm" svg:y="20.716cm">
          <text:p text:style-name="P5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xml:id="id55" draw:id="id55" draw:layer="Layout" svg:width="0.985cm" svg:height="0.985cm" svg:x="16.309cm" svg:y="20.716cm">
          <text:p text:style-name="P5">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xml:id="id53" draw:id="id53" draw:layer="Layout" svg:width="0.985cm" svg:height="0.985cm" svg:x="17.541cm" svg:y="20.1cm">
          <text:p text:style-name="P5">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7.15cm" svg:y1="19.71cm" svg:x2="17.685cm" svg:y2="20.244cm" draw:start-shape="id51" draw:start-glue-point="9" draw:end-shape="id53" draw:end-glue-point="5" svg:d="m17150 19710 535 534" svg:viewBox="0 0 536 535">
          <text:p/>
        </draw:connector>
        <draw:connector draw:style-name="gr3" draw:text-style-name="P2" draw:layer="layout" draw:type="line" svg:x1="15.222cm" svg:y1="20.325cm" svg:x2="14.687cm" svg:y2="20.86cm" draw:start-shape="id52" draw:start-glue-point="7" draw:end-shape="id54" draw:end-glue-point="11" svg:d="m15222 20325-535 535" svg:viewBox="0 0 536 536">
          <text:p/>
        </draw:connector>
        <draw:connector draw:style-name="gr3" draw:text-style-name="P2" draw:layer="layout" draw:type="line" svg:x1="15.919cm" svg:y1="20.325cm" svg:x2="16.453cm" svg:y2="20.86cm" draw:start-shape="id52" draw:start-glue-point="9" draw:end-shape="id55" draw:end-glue-point="5" svg:d="m15919 20325 534 535" svg:viewBox="0 0 535 536">
          <text:p/>
        </draw:connector>
        <draw:custom-shape draw:style-name="gr6" draw:text-style-name="P5" draw:layer="Layout" svg:width="1.27cm" svg:height="1.27cm" svg:x="2.27cm" svg:y="17.51cm">
          <text:p text:style-name="P5">1.)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7cm" svg:height="1.27cm" svg:x="7.35cm" svg:y="17.51cm">
          <text:p text:style-name="P5">2.)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7cm" svg:height="1.27cm" svg:x="12.43cm" svg:y="17.51cm">
          <text:p text:style-name="P5">3.)</text:p>
          <draw:enhanced-geometry svg:viewBox="0 0 21600 21600" draw:type="rectangle" draw:enhanced-path="M 0 0 L 21600 0 21600 21600 0 21600 0 0 Z N"/>
        </draw:custom-shape>
        <draw:custom-shape draw:style-name="gr1" draw:text-style-name="P5" xml:id="id56" draw:id="id56" draw:layer="layout" svg:width="0.985cm" svg:height="0.985cm" svg:x="4.968cm" svg:y="17.637cm">
          <text:p text:style-name="P5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57" draw:id="id57" draw:layer="layout" svg:width="0.985cm" svg:height="0.985cm" svg:x="4.968cm" svg:y="19.484cm">
          <text:p text:style-name="P5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5.461cm" svg:y1="18.622cm" svg:x2="5.461cm" svg:y2="19.484cm" draw:start-shape="id56" draw:start-glue-point="8" draw:end-shape="id57" draw:end-glue-point="4" svg:d="m5461 18622v862" svg:viewBox="0 0 1 863">
          <text:p/>
        </draw:connector>
        <draw:custom-shape draw:style-name="gr1" draw:text-style-name="P5" xml:id="id58" draw:id="id58" draw:layer="layout" svg:width="0.985cm" svg:height="0.985cm" svg:x="10.106cm" svg:y="17.637cm">
          <text:p text:style-name="P5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59" draw:id="id59" draw:layer="layout" svg:width="0.985cm" svg:height="0.985cm" svg:x="11.337cm" svg:y="18.869cm">
          <text:p text:style-name="P5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0.947cm" svg:y1="18.478cm" svg:x2="11.481cm" svg:y2="19.013cm" draw:start-shape="id58" draw:start-glue-point="9" draw:end-shape="id59" draw:end-glue-point="5" svg:d="m10947 18478 534 535" svg:viewBox="0 0 535 536">
          <text:p/>
        </draw:connector>
        <draw:custom-shape draw:style-name="gr1" draw:text-style-name="P5" xml:id="id60" draw:id="id60" draw:layer="layout" svg:width="0.985cm" svg:height="0.985cm" svg:x="10.106cm" svg:y="19.484cm">
          <text:p text:style-name="P5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0.599cm" svg:y1="18.622cm" svg:x2="10.599cm" svg:y2="19.484cm" draw:start-shape="id58" draw:start-glue-point="8" draw:end-shape="id60" draw:end-glue-point="4" svg:d="m10599 18622v862" svg:viewBox="0 0 1 863">
          <text:p/>
        </draw:connector>
        <draw:custom-shape draw:style-name="gr4" draw:text-style-name="P5" xml:id="id61" draw:id="id61" draw:layer="layout" svg:width="0.985cm" svg:height="0.985cm" svg:x="8.874cm" svg:y="20.716cm">
          <text:p text:style-name="P5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0.25cm" svg:y1="20.325cm" svg:x2="9.715cm" svg:y2="20.86cm" draw:start-shape="id60" draw:start-glue-point="7" draw:end-shape="id61" draw:end-glue-point="11" svg:d="m10250 20325-535 535" svg:viewBox="0 0 536 536">
          <text:p/>
        </draw:connector>
        <draw:custom-shape draw:style-name="gr1" draw:text-style-name="P5" xml:id="id62" draw:id="id62" draw:layer="layout" svg:width="0.985cm" svg:height="0.985cm" svg:x="15.078cm" svg:y="4.937cm">
          <text:p text:style-name="P5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63" draw:id="id63" draw:layer="layout" svg:width="0.985cm" svg:height="0.985cm" svg:x="13.846cm" svg:y="6.169cm">
          <text:p text:style-name="P5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5" xml:id="id64" draw:id="id64" draw:layer="layout" svg:width="0.985cm" svg:height="0.985cm" svg:x="16.309cm" svg:y="6.169cm">
          <text:p text:style-name="P5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5.222cm" svg:y1="5.778cm" svg:x2="14.687cm" svg:y2="6.313cm" draw:start-shape="id62" draw:start-glue-point="7" draw:end-shape="id63" draw:end-glue-point="11" svg:d="m15222 5778-535 535" svg:viewBox="0 0 536 536">
          <text:p/>
        </draw:connector>
        <draw:connector draw:style-name="gr3" draw:text-style-name="P2" draw:layer="layout" draw:type="line" svg:x1="15.919cm" svg:y1="5.778cm" svg:x2="16.453cm" svg:y2="6.313cm" draw:start-shape="id62" draw:start-glue-point="9" draw:end-shape="id64" draw:end-glue-point="5" svg:d="m15919 5778 534 535" svg:viewBox="0 0 535 536">
          <text:p/>
        </draw:connector>
        <draw:custom-shape draw:style-name="gr1" draw:text-style-name="P5" xml:id="id65" draw:id="id65" draw:layer="layout" svg:width="0.985cm" svg:height="0.985cm" svg:x="15.078cm" svg:y="6.784cm">
          <text:p text:style-name="P5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5.571cm" svg:y1="5.922cm" svg:x2="15.571cm" svg:y2="6.784cm" draw:start-shape="id62" draw:start-glue-point="8" draw:end-shape="id65" draw:end-glue-point="4" svg:d="m15571 5922v862" svg:viewBox="0 0 1 863">
          <text:p/>
        </draw:connector>
        <draw:custom-shape draw:style-name="gr4" draw:text-style-name="P5" xml:id="id66" draw:id="id66" draw:layer="layout" svg:width="0.985cm" svg:height="0.985cm" svg:x="13.846cm" svg:y="8.016cm">
          <text:p text:style-name="P5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5.222cm" svg:y1="7.625cm" svg:x2="14.687cm" svg:y2="8.16cm" draw:start-shape="id65" draw:start-glue-point="7" draw:end-shape="id66" draw:end-glue-point="11" svg:d="m15222 7625-535 535" svg:viewBox="0 0 536 536">
          <text:p/>
        </draw:connector>
        <draw:custom-shape draw:style-name="gr1" draw:text-style-name="P5" draw:layer="layout" svg:width="1.27cm" svg:height="1.27cm" svg:x="2.27cm" svg:y="4.81cm">
          <text:p text:style-name="P5">1.)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7cm" svg:height="1.27cm" svg:x="7.35cm" svg:y="4.81cm">
          <text:p text:style-name="P5">2.)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7cm" svg:height="1.27cm" svg:x="12.43cm" svg:y="4.81cm">
          <text:p text:style-name="P5">3.)</text:p>
          <draw:enhanced-geometry svg:viewBox="0 0 21600 21600" draw:type="rectangle" draw:enhanced-path="M 0 0 L 21600 0 21600 21600 0 21600 0 0 Z N"/>
        </draw:custom-shape>
        <draw:custom-shape draw:style-name="gr1" draw:text-style-name="P5" xml:id="id67" draw:id="id67" draw:layer="layout" svg:width="0.985cm" svg:height="0.985cm" svg:x="4.968cm" svg:y="4.937cm">
          <text:p text:style-name="P5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68" draw:id="id68" draw:layer="layout" svg:width="0.985cm" svg:height="0.985cm" svg:x="4.968cm" svg:y="6.784cm">
          <text:p text:style-name="P5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5.461cm" svg:y1="5.922cm" svg:x2="5.461cm" svg:y2="6.784cm" draw:start-shape="id67" draw:start-glue-point="8" draw:end-shape="id68" draw:end-glue-point="4" svg:d="m5461 5922v862" svg:viewBox="0 0 1 863">
          <text:p/>
        </draw:connector>
        <draw:custom-shape draw:style-name="gr1" draw:text-style-name="P5" xml:id="id69" draw:id="id69" draw:layer="layout" svg:width="0.985cm" svg:height="0.985cm" svg:x="10.106cm" svg:y="4.937cm">
          <text:p text:style-name="P5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70" draw:id="id70" draw:layer="layout" svg:width="0.985cm" svg:height="0.985cm" svg:x="11.337cm" svg:y="6.169cm">
          <text:p text:style-name="P5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0.947cm" svg:y1="5.778cm" svg:x2="11.481cm" svg:y2="6.313cm" draw:start-shape="id69" draw:start-glue-point="9" draw:end-shape="id70" draw:end-glue-point="5" svg:d="m10947 5778 534 535" svg:viewBox="0 0 535 536">
          <text:p/>
        </draw:connector>
        <draw:custom-shape draw:style-name="gr1" draw:text-style-name="P5" xml:id="id71" draw:id="id71" draw:layer="layout" svg:width="0.985cm" svg:height="0.985cm" svg:x="10.106cm" svg:y="6.784cm">
          <text:p text:style-name="P5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0.599cm" svg:y1="5.922cm" svg:x2="10.599cm" svg:y2="6.784cm" draw:start-shape="id69" draw:start-glue-point="8" draw:end-shape="id71" draw:end-glue-point="4" svg:d="m10599 5922v862" svg:viewBox="0 0 1 863">
          <text:p/>
        </draw:connector>
        <draw:custom-shape draw:style-name="gr1" draw:text-style-name="P5" xml:id="id72" draw:id="id72" draw:layer="layout" svg:width="0.985cm" svg:height="0.985cm" svg:x="4.918cm" svg:y="10.017cm">
          <text:p text:style-name="P5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5" xml:id="id73" draw:id="id73" draw:layer="layout" svg:width="0.985cm" svg:height="0.985cm" svg:x="3.686cm" svg:y="11.249cm">
          <text:p text:style-name="P5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5" xml:id="id74" draw:id="id74" draw:layer="layout" svg:width="0.985cm" svg:height="0.985cm" svg:x="6.149cm" svg:y="11.249cm">
          <text:p text:style-name="P5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5.062cm" svg:y1="10.858cm" svg:x2="4.527cm" svg:y2="11.393cm" draw:start-shape="id72" draw:start-glue-point="7" draw:end-shape="id73" draw:end-glue-point="11" svg:d="m5062 10858-535 535" svg:viewBox="0 0 536 536">
          <text:p/>
        </draw:connector>
        <draw:connector draw:style-name="gr3" draw:text-style-name="P2" draw:layer="layout" draw:type="line" svg:x1="5.759cm" svg:y1="10.858cm" svg:x2="6.293cm" svg:y2="11.393cm" draw:start-shape="id72" draw:start-glue-point="9" draw:end-shape="id74" draw:end-glue-point="5" svg:d="m5759 10858 534 535" svg:viewBox="0 0 535 536">
          <text:p/>
        </draw:connector>
        <draw:custom-shape draw:style-name="gr1" draw:text-style-name="P5" xml:id="id75" draw:id="id75" draw:layer="layout" svg:width="0.985cm" svg:height="0.985cm" svg:x="4.918cm" svg:y="11.864cm">
          <text:p text:style-name="P5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5.411cm" svg:y1="11.002cm" svg:x2="5.411cm" svg:y2="11.864cm" draw:start-shape="id72" draw:start-glue-point="8" draw:end-shape="id75" draw:end-glue-point="4" svg:d="m5411 11002v862" svg:viewBox="0 0 1 863">
          <text:p/>
        </draw:connector>
        <draw:custom-shape draw:style-name="gr1" draw:text-style-name="P5" xml:id="id77" draw:id="id77" draw:layer="layout" svg:width="0.985cm" svg:height="0.985cm" svg:x="3.686cm" svg:y="13.096cm">
          <text:p text:style-name="P5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78" draw:id="id78" draw:layer="layout" svg:width="0.985cm" svg:height="0.985cm" svg:x="6.149cm" svg:y="13.096cm">
          <text:p text:style-name="P5">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76" draw:id="id76" draw:layer="layout" svg:width="0.985cm" svg:height="0.985cm" svg:x="7.381cm" svg:y="12.48cm">
          <text:p text:style-name="P5">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6.99cm" svg:y1="12.09cm" svg:x2="7.525cm" svg:y2="12.624cm" draw:start-shape="id74" draw:start-glue-point="9" draw:end-shape="id76" draw:end-glue-point="5" svg:d="m6990 12090 535 534" svg:viewBox="0 0 536 535">
          <text:p/>
        </draw:connector>
        <draw:connector draw:style-name="gr3" draw:text-style-name="P2" draw:layer="layout" draw:type="line" svg:x1="5.062cm" svg:y1="12.705cm" svg:x2="4.527cm" svg:y2="13.24cm" draw:start-shape="id75" draw:start-glue-point="7" draw:end-shape="id77" draw:end-glue-point="11" svg:d="m5062 12705-535 535" svg:viewBox="0 0 536 536">
          <text:p/>
        </draw:connector>
        <draw:connector draw:style-name="gr3" draw:text-style-name="P2" draw:layer="layout" draw:type="line" svg:x1="5.759cm" svg:y1="12.705cm" svg:x2="6.293cm" svg:y2="13.24cm" draw:start-shape="id75" draw:start-glue-point="9" draw:end-shape="id78" draw:end-glue-point="5" svg:d="m5759 12705 534 535" svg:viewBox="0 0 535 536">
          <text:p/>
        </draw:connector>
        <draw:custom-shape draw:style-name="gr1" draw:text-style-name="P5" draw:layer="layout" svg:width="1.27cm" svg:height="1.27cm" svg:x="2.27cm" svg:y="9.89cm">
          <text:p text:style-name="P5">4.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KaitiM GB'" style:font-family-generic-asian="system" style:font-pitch-asian="variable" style:font-size-asian="18pt" style:font-family-complex="unifont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iuiji </meta:initial-creator>
    <meta:creation-date>2013-10-15T15:35:13</meta:creation-date>
    <dc:date>2013-10-15T16:19:19</dc:date>
    <dc:creator>Reiuiji </dc:creator>
    <meta:editing-duration>PT28M43S</meta:editing-duration>
    <meta:editing-cycles>6</meta:editing-cycles>
    <meta:generator>LibreOffice/4.0.4.2$Linux_X86_64 LibreOffice_project/400m0$Build-2</meta:generator>
    <meta:document-statistic meta:object-count="166"/>
  </office:meta>
</office:document-meta>
</file>